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31d33" officeooo:paragraph-rsid="00031d33"/>
    </style:style>
    <style:style style:name="P2" style:family="paragraph" style:parent-style-name="Standard">
      <style:text-properties officeooo:rsid="0003abfe" officeooo:paragraph-rsid="0003abfe"/>
    </style:style>
    <style:style style:name="P3" style:family="paragraph" style:parent-style-name="Standard">
      <style:text-properties officeooo:rsid="00031d33" officeooo:paragraph-rsid="00031d33"/>
    </style:style>
    <style:style style:name="P4" style:family="paragraph" style:parent-style-name="Standard">
      <style:text-properties officeooo:rsid="0006dd5c" officeooo:paragraph-rsid="0006dd5c"/>
    </style:style>
    <style:style style:name="P5" style:family="paragraph" style:parent-style-name="Standard">
      <style:text-properties officeooo:rsid="0003abfe" officeooo:paragraph-rsid="00073b68"/>
    </style:style>
    <style:style style:name="P6" style:family="paragraph" style:parent-style-name="Standard">
      <style:text-properties officeooo:rsid="0003abfe" officeooo:paragraph-rsid="000b4327"/>
    </style:style>
    <style:style style:name="P7" style:family="paragraph" style:parent-style-name="Standard">
      <style:text-properties officeooo:rsid="0003abfe" officeooo:paragraph-rsid="001523b7"/>
    </style:style>
    <style:style style:name="P8" style:family="paragraph" style:parent-style-name="Standard">
      <style:text-properties officeooo:rsid="00087daa" officeooo:paragraph-rsid="00087daa"/>
    </style:style>
    <style:style style:name="P9" style:family="paragraph" style:parent-style-name="Standard">
      <style:text-properties officeooo:rsid="00099bf6" officeooo:paragraph-rsid="00099bf6"/>
    </style:style>
    <style:style style:name="P10" style:family="paragraph" style:parent-style-name="Standard">
      <style:text-properties officeooo:rsid="000eede8" officeooo:paragraph-rsid="000eede8"/>
    </style:style>
    <style:style style:name="P11" style:family="paragraph" style:parent-style-name="Standard">
      <style:text-properties officeooo:rsid="0016e1f2" officeooo:paragraph-rsid="0019e3d3"/>
    </style:style>
    <style:style style:name="P12" style:family="paragraph" style:parent-style-name="Standard">
      <style:text-properties officeooo:rsid="001b2a13" officeooo:paragraph-rsid="001b2a13"/>
    </style:style>
    <style:style style:name="T1" style:family="text">
      <style:text-properties officeooo:rsid="0006dd5c"/>
    </style:style>
    <style:style style:name="T2" style:family="text">
      <style:text-properties officeooo:rsid="00073b68"/>
    </style:style>
    <style:style style:name="T3" style:family="text">
      <style:text-properties officeooo:rsid="00082a9d"/>
    </style:style>
    <style:style style:name="T4" style:family="text">
      <style:text-properties officeooo:rsid="00087daa"/>
    </style:style>
    <style:style style:name="T5" style:family="text">
      <style:text-properties officeooo:rsid="000a664c"/>
    </style:style>
    <style:style style:name="T6" style:family="text">
      <style:text-properties officeooo:rsid="000b4327"/>
    </style:style>
    <style:style style:name="T7" style:family="text">
      <style:text-properties officeooo:rsid="000d83a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5039" style:font-style-asian="normal" style:font-style-complex="normal"/>
    </style:style>
    <style:style style:name="T10" style:family="text">
      <style:text-properties fo:font-style="normal" officeooo:rsid="00136bd1" style:font-style-asian="normal" style:font-style-complex="normal"/>
    </style:style>
    <style:style style:name="T11" style:family="text">
      <style:text-properties fo:font-style="normal" officeooo:rsid="00151c07" style:font-style-asian="normal" style:font-style-complex="normal"/>
    </style:style>
    <style:style style:name="T12" style:family="text">
      <style:text-properties officeooo:rsid="00136bd1"/>
    </style:style>
    <style:style style:name="T13" style:family="text">
      <style:text-properties officeooo:rsid="00151c07"/>
    </style:style>
    <style:style style:name="T14" style:family="text">
      <style:text-properties officeooo:rsid="001523b7"/>
    </style:style>
    <style:style style:name="T15" style:family="text">
      <style:text-properties officeooo:rsid="0019e3d3"/>
    </style:style>
    <style:style style:name="T16" style:family="text">
      <style:text-properties officeooo:rsid="001b2a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OTIFY SONG SORTER</text:p>
      <text:p text:style-name="P1"/>
      <text:p text:style-name="P4">TOOLS: Python, Flask</text:p>
      <text:p text:style-name="P1"/>
      <text:p text:style-name="P2">DESCRIPTION</text:p>
      <text:p text:style-name="P1"/>
      <text:p text:style-name="P2">This <text:span text:style-name="T1">application</text:span> takes all <text:span text:style-name="T1">the liked songs of a user</text:span> and <text:span text:style-name="T1">classifies</text:span> them by language creating a playlist for each of them. <text:tab/></text:p>
      <text:p text:style-name="P2"/>
      <text:p text:style-name="P5"><text:span text:style-name="T2">HOW DOES IT WORK?</text:span></text:p>
      <text:p text:style-name="P8"/>
      <text:p text:style-name="P9">1.- explain the project in a very very simple way</text:p>
      <text:p text:style-name="P9"/>
      <text:p text:style-name="P7">This <text:span text:style-name="T1">application</text:span> takes all <text:span text:style-name="T1">the liked songs of a user</text:span> and <text:span text:style-name="T1">classifies</text:span> them by language creating a playlist for each of them, <text:span text:style-name="T14">and it is written in Python using Flask.</text:span></text:p>
      <text:p text:style-name="P6"><text:span text:style-name="T5">To sort the songs, first</text:span><text:span text:style-name="T3"> </text:span><text:span text:style-name="T2">the user </text:span><text:span text:style-name="T3">has to authorize</text:span><text:span text:style-name="T2"> the app to use their Spotify account </text:span><text:span text:style-name="T7">so that the application is </text:span><text:span text:style-name="T2">allow</text:span><text:span text:style-name="T7">ed</text:span><text:span text:style-name="T2"> to access their information through the </text:span><text:span text:style-name="T7">Spotify </text:span><text:span text:style-name="T2">API</text:span><text:span text:style-name="T5">. Then it </text:span><text:span text:style-name="T7">gets </text:span><text:span text:style-name="T3">all the songs </text:span><text:span text:style-name="T7">from the user’s favorites</text:span><text:span text:style-name="T3">, and using the</text:span><text:span text:style-name="T4">ir</text:span><text:span text:style-name="T3"> title</text:span><text:span text:style-name="T4">s</text:span><text:span text:style-name="T3"> it </text:span><text:span text:style-name="T7">attempts to find </text:span><text:span text:style-name="T4">their</text:span><text:span text:style-name="T3"> corresponding language through the Genius API. Now, it </text:span><text:span text:style-name="T7">gets</text:span><text:span text:style-name="T3"> all the playlists the user has and save their names. Afterwards, it </text:span><text:span text:style-name="T7">goes</text:span><text:span text:style-name="T3"> through the previously </text:span><text:span text:style-name="T6">found</text:span><text:span text:style-name="T3"> languages and check</text:span><text:span text:style-name="T7">s</text:span><text:span text:style-name="T3"> if there is an existing playlist with </text:span><text:span text:style-name="T4">the language as its</text:span><text:span text:style-name="T3"> name, if there is not a playlist that corresponds, it </text:span><text:span text:style-name="T7">creates </text:span><text:span text:style-name="T3">one and add all the songs that </text:span><text:span text:style-name="T4">belong to</text:span><text:span text:style-name="T3"> the language, </text:span><text:span text:style-name="T6">and if there is a playlist which name corresponds,</text:span><text:span text:style-name="T3"> it </text:span><text:span text:style-name="T7">empties </text:span><text:span text:style-name="T3">the playlist and update</text:span><text:span text:style-name="T7">s</text:span><text:span text:style-name="T3"> </text:span><text:span text:style-name="T4">it</text:span><text:span text:style-name="T3"> with all the songs that </text:span><text:span text:style-name="T4">match</text:span><text:span text:style-name="T3"> the language.</text:span></text:p>
      <text:p text:style-name="P6"/>
      <text:p text:style-name="P9"/>
      <text:p text:style-name="P9">2.- <text:s/><text:span text:style-name="T13">Spotify</text:span> <text:span text:style-name="T13">A</text:span>uthorization <text:s/></text:p>
      <text:p text:style-name="P9"/>
      <text:p text:style-name="P10">The first step is to ask the user <text:span text:style-name="T12">to log in their Spotify account</text:span><text:span text:style-name="T8"> so that the app can access their information, </text:span><text:span text:style-name="T11">after</text:span><text:span text:style-name="T9"> this the </text:span><text:span text:style-name="T10">user is redirected </text:span><text:span text:style-name="T11">back to the app with </text:span><text:span text:style-name="T9">a code. This code is then used to make a POST request the /api/token endpoint, from this we get the access token which allows us to actually make use of the user’s information</text:span></text:p>
      <text:p text:style-name="P9"/>
      <text:p text:style-name="P9"/>
      <text:p text:style-name="P9">4.- <text:span text:style-name="T16">Genius API</text:span> and parallel requests</text:p>
      <text:p text:style-name="P9"/>
      <text:p text:style-name="P11">For getting the languages of the songs, the program uses the Genius API to send requests attempting to match each song with its language. <text:span text:style-name="T15">This is a very time consuming task, which is why I implemented concurrent programming to be able to send parallel requests which re</text:span><text:span text:style-name="T16">duces significantly the execution time.</text:span></text:p>
      <text:p text:style-name="P9"/>
      <text:p text:style-name="P9">5.- <text:span text:style-name="T16">D</text:span>eployment</text:p>
      <text:p text:style-name="P9"/>
      <text:p text:style-name="P12">Regarding the hosting, it is done using Docker to create a container which is an isolated lightweight Linux environment with all necessary dependencies installed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1:16:36.793253849</meta:creation-date>
    <dc:date>2023-01-06T03:57:57.871801692</dc:date>
    <meta:editing-duration>P1DT3H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61" meta:character-count="2063" meta:non-whitespace-character-count="1710"/>
  </office:meta>
</office:document-meta>
</file>